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" svg:font-family="0" style:font-family-generic="roman"/>
    <style:font-face style:name="Myrica M" svg:font-family="'Myrica M'" style:font-pitch="variable"/>
    <style:font-face style:name="TakaoMincho" svg:font-family="Takao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表1" style:family="table">
      <style:table-properties style:width="18.706cm" table:align="left" style:writing-mode="lr-tb"/>
    </style:style>
    <style:style style:name="表1.A" style:family="table-column">
      <style:table-column-properties style:column-width="18.706cm"/>
    </style:style>
    <style:style style:name="表1.A1" style:family="table-cell">
      <style:table-cell-properties style:vertical-align="top" fo:padding="0.176cm" fo:border="1pt solid #000000"/>
    </style:style>
    <style:style style:name="表2" style:family="table">
      <style:table-properties style:width="18.812cm" fo:margin-left="0cm" table:align="left" style:writing-mode="lr-tb"/>
    </style:style>
    <style:style style:name="表2.A" style:family="table-column">
      <style:table-column-properties style:column-width="18.812cm"/>
    </style:style>
    <style:style style:name="表2.A1" style:family="table-cell">
      <style:table-cell-properties style:vertical-align="top" fo:padding="0.176cm" fo:border="1pt solid #000000"/>
    </style:style>
    <style:style style:name="表3" style:family="table">
      <style:table-properties style:width="18.812cm" fo:margin-left="0cm" table:align="left" style:writing-mode="lr-tb"/>
    </style:style>
    <style:style style:name="表3.A" style:family="table-column">
      <style:table-column-properties style:column-width="18.812cm"/>
    </style:style>
    <style:style style:name="表3.A1" style:family="table-cell">
      <style:table-cell-properties style:vertical-align="top" fo:padding="0.176cm" fo:border="1pt solid #000000"/>
    </style:style>
    <style:style style:name="表4" style:family="table">
      <style:table-properties style:width="18.8cm" table:align="margins" style:writing-mode="lr-tb"/>
    </style:style>
    <style:style style:name="表4.A" style:family="table-column">
      <style:table-column-properties style:column-width="18.8cm" style:rel-column-width="65535*"/>
    </style:style>
    <style:style style:name="表4.A1" style:family="table-cell">
      <style:table-cell-properties fo:padding="0.097cm" fo:border="0.05pt solid #000000"/>
    </style:style>
    <style:style style:name="表5" style:family="table">
      <style:table-properties style:width="18.8cm" table:align="margins" style:writing-mode="lr-tb"/>
    </style:style>
    <style:style style:name="表5.A" style:family="table-column">
      <style:table-column-properties style:column-width="18.8cm" style:rel-column-width="65535*"/>
    </style:style>
    <style:style style:name="表5.A1" style:family="table-cell">
      <style:table-cell-properties fo:padding="0.097cm" fo:border="0.05pt solid #000000"/>
    </style:style>
    <style:style style:name="表6" style:family="table">
      <style:table-properties style:width="18.8cm" table:align="margins" style:writing-mode="lr-tb"/>
    </style:style>
    <style:style style:name="表6.A" style:family="table-column">
      <style:table-column-properties style:column-width="18.8cm" style:rel-column-width="65535*"/>
    </style:style>
    <style:style style:name="表6.A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Myrica M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Myrica M" style:font-name-asian="Myrica M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Myrica M" fo:font-size="10.5pt" style:font-size-asian="10.5pt" style:font-size-complex="10.5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Myrica M" fo:font-size="10.5pt" officeooo:paragraph-rsid="0012549a" style:font-size-asian="10.5pt" style:font-size-complex="10.5pt"/>
    </style:style>
    <style:style style:name="P7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akaoMincho" style:font-name-asian="TakaoMincho"/>
    </style:style>
    <style:style style:name="P8" style:family="paragraph" style:parent-style-name="Standard">
      <style:paragraph-properties fo:line-height="115%" fo:break-before="auto" fo:break-after="auto" style:writing-mode="lr-tb"/>
      <style:text-properties style:font-name="TakaoMincho" fo:font-size="10.5pt" style:font-name-asian="TakaoMincho" style:font-size-asian="10.5pt" style:font-size-complex="10.5pt"/>
    </style:style>
    <style:style style:name="P9" style:family="paragraph" style:parent-style-name="Standard">
      <style:paragraph-properties fo:line-height="115%" fo:break-before="auto" fo:break-after="auto" style:writing-mode="lr-tb"/>
    </style:style>
    <style:style style:name="P10" style:family="paragraph" style:parent-style-name="Standard">
      <style:paragraph-properties fo:line-height="115%" fo:break-before="auto" fo:break-after="auto" style:writing-mode="lr-tb"/>
      <style:text-properties officeooo:paragraph-rsid="0012549a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font-size="10.5pt" style:font-name-asian="TakaoMincho" style:font-size-asian="10.5pt" style:font-size-complex="10.5pt"/>
    </style:style>
    <style:style style:name="P12" style:family="paragraph" style:parent-style-name="Standard">
      <style:text-properties style:font-name="Myrica M" officeooo:paragraph-rsid="0012549a" style:font-name-asian="Myrica M"/>
    </style:style>
    <style:style style:name="P13" style:family="paragraph" style:parent-style-name="Standard">
      <style:text-properties style:font-name="Myrica M" officeooo:paragraph-rsid="00129b39" style:font-name-asian="Myrica M"/>
    </style:style>
    <style:style style:name="P14" style:family="paragraph" style:parent-style-name="Standard">
      <style:paragraph-properties fo:line-height="115%" style:writing-mode="lr-tb"/>
      <style:text-properties officeooo:paragraph-rsid="0012549a"/>
    </style:style>
    <style:style style:name="P15" style:family="paragraph" style:parent-style-name="Standard">
      <style:paragraph-properties fo:line-height="115%" style:writing-mode="lr-tb"/>
      <style:text-properties officeooo:paragraph-rsid="00147341"/>
    </style:style>
    <style:style style:name="P16" style:family="paragraph" style:parent-style-name="Heading_20_2">
      <style:paragraph-properties fo:line-height="115%" fo:break-before="auto" fo:break-after="auto" style:writing-mode="lr-tb"/>
    </style:style>
    <style:style style:name="P17" style:family="paragraph" style:parent-style-name="Heading_20_3">
      <style:paragraph-properties fo:line-height="115%" fo:break-before="auto" fo:break-after="auto" style:writing-mode="lr-tb"/>
    </style:style>
    <style:style style:name="P18" style:family="paragraph" style:parent-style-name="Title" style:master-page-name="Standard">
      <style:paragraph-properties fo:line-height="115%" fo:text-align="center" style:justify-single-word="false" style:page-number="auto" fo:break-before="auto" fo:break-after="auto" fo:padding="0cm" fo:border-left="none" fo:border-right="none" fo:border-top="none" fo:border-bottom="1.5pt solid #808080" style:writing-mode="lr-tb"/>
    </style:style>
    <style:style style:name="T1" style:family="text">
      <style:text-properties fo:color="#0000ff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2" style:family="text">
      <style:text-properties fo:color="#000000" style:text-line-through-style="none" style:text-line-through-type="none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4" style:family="text">
      <style:text-properties fo:color="#000000" style:font-name="TakaoMincho" fo:font-size="10.5pt" officeooo:rsid="0012549a" style:font-name-asian="TakaoMincho" style:font-size-asian="10.5pt" style:font-size-complex="10.5pt"/>
    </style:style>
    <style:style style:name="T5" style:family="text">
      <style:text-properties fo:color="#000000" style:font-name="TakaoMincho" fo:font-size="10.5pt" officeooo:rsid="00147341" style:font-name-asian="TakaoMincho" style:font-size-asian="10.5pt" style:font-size-complex="10.5pt"/>
    </style:style>
    <style:style style:name="T6" style:family="text">
      <style:text-properties fo:color="#19177c" style:text-line-through-style="none" style:text-line-through-typ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7" style:family="text">
      <style:text-properties fo:color="#19177c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8" style:family="text">
      <style:text-properties fo:color="#666666"/>
    </style:style>
    <style:style style:name="T9" style:family="text">
      <style:text-properties fo:color="#666666" style:text-line-through-style="none" style:text-line-through-typ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0" style:family="text">
      <style:text-properties fo:color="#666666" style:text-line-through-style="none" style:text-line-through-type="none" fo:font-style="normal" style:text-underline-style="none" fo:font-weight="bold" officeooo:rsid="0012549a" style:font-name-asian="Times New Roman" style:font-style-asian="normal" style:font-weight-asian="bold" style:font-name-complex="Times New Roman" style:font-style-complex="normal" style:font-weight-complex="bold"/>
    </style:style>
    <style:style style:name="T11" style:family="text">
      <style:text-properties fo:color="#666666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2" style:family="text">
      <style:text-properties fo:color="#666666" officeooo:rsid="0012549a"/>
    </style:style>
    <style:style style:name="T13" style:family="text">
      <style:text-properties fo:color="#666666" fo:padding="0cm" fo:border="none"/>
    </style:style>
    <style:style style:name="T14" style:family="text">
      <style:text-properties fo:color="#666666" style:font-name="Myrica M" fo:font-size="10.5pt" officeooo:rsid="0012549a" style:font-name-asian="Myrica M" style:font-size-asian="10.5pt" style:font-size-complex="10.5pt"/>
    </style:style>
    <style:style style:name="T15" style:family="text">
      <style:text-properties fo:color="#666666" style:font-name="Myrica M" fo:font-size="10.5pt" officeooo:rsid="00147341" style:font-name-asian="Myrica M" style:font-size-asian="10.5pt" style:font-size-complex="10.5pt"/>
    </style:style>
    <style:style style:name="T16" style:family="text">
      <style:text-properties fo:color="#666666" style:font-name="TakaoMincho" fo:font-size="10.5pt" officeooo:rsid="0012549a" style:font-name-asian="TakaoMincho" style:font-size-asian="10.5pt" style:font-size-complex="10.5pt"/>
    </style:style>
    <style:style style:name="T17" style:family="text">
      <style:text-properties fo:color="#666666" style:font-name="TakaoMincho" fo:font-size="10.5pt" officeooo:rsid="00147341" style:font-name-asian="TakaoMincho" style:font-size-asian="10.5pt" style:font-size-complex="10.5pt"/>
    </style:style>
    <style:style style:name="T18" style:family="text">
      <style:text-properties fo:color="#a0a000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9" style:family="text">
      <style:text-properties fo:color="#008000" style:text-line-through-style="none" style:text-line-through-typ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20" style:family="text">
      <style:text-properties fo:color="#008000" fo:font-weight="bold" style:font-weight-asian="bold"/>
    </style:style>
    <style:style style:name="T21" style:family="text">
      <style:text-properties fo:color="#008000" style:font-name="Myrica M" fo:font-size="10.5pt" fo:font-weight="bold" officeooo:rsid="0012549a" style:font-name-asian="Myrica M" style:font-size-asian="10.5pt" style:font-weight-asian="bold" style:font-size-complex="10.5pt"/>
    </style:style>
    <style:style style:name="T22" style:family="text">
      <style:text-properties fo:color="#aa22ff" style:text-line-through-style="none" style:text-line-through-typ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23" style:family="text">
      <style:text-properties fo:color="#ba2121" style:text-line-through-style="none" style:text-line-through-typ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24" style:family="text">
      <style:text-properties style:font-name="TakaoMincho" style:font-name-asian="TakaoMincho"/>
    </style:style>
    <style:style style:name="T25" style:family="text">
      <style:text-properties style:font-name="TakaoMincho" officeooo:rsid="0012549a" style:font-name-asian="TakaoMincho"/>
    </style:style>
    <style:style style:name="T26" style:family="text">
      <style:text-properties style:font-name="TakaoMincho" fo:font-size="10.5pt" style:font-name-asian="TakaoMincho" style:font-size-asian="10.5pt" style:font-size-complex="10.5pt"/>
    </style:style>
    <style:style style:name="T27" style:family="text">
      <style:text-properties style:font-name="TakaoMincho" fo:font-size="10.5pt" officeooo:rsid="0012549a" style:font-name-asian="TakaoMincho" style:font-size-asian="10.5pt" style:font-size-complex="10.5pt"/>
    </style:style>
    <style:style style:name="T28" style:family="text">
      <style:text-properties style:font-name="TakaoMincho" fo:font-size="10.5pt" officeooo:rsid="00129b39" style:font-name-asian="TakaoMincho" style:font-size-asian="10.5pt" style:font-size-complex="10.5pt"/>
    </style:style>
    <style:style style:name="T29" style:family="text">
      <style:text-properties fo:padding="0cm" fo:border="none"/>
    </style:style>
    <style:style style:name="T30" style:family="text">
      <style:text-properties style:font-name="Myrica M" fo:font-size="10.5pt" officeooo:rsid="0012549a" style:font-name-asian="Myrica M" style:font-size-asian="10.5pt" style:font-size-complex="10.5pt"/>
    </style:style>
    <style:style style:name="T31" style:family="text">
      <style:text-properties fo:color="#800000" style:font-name="TakaoMincho" fo:font-size="10.5pt" officeooo:rsid="0012549a" style:font-name-asian="TakaoMincho" style:font-size-asian="10.5pt" style:font-size-complex="10.5pt"/>
    </style:style>
    <style:style style:name="T32" style:family="text">
      <style:text-properties fo:color="#800000" style:font-name="TakaoMincho" fo:font-size="10.5pt" officeooo:rsid="00147341" style:font-name-asian="TakaoMincho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h.23xz80r35re6"/>コンピュータアーキテクチャ　レポート</text:p>
      <text:p text:style-name="P7">03-160441 土屋潤一郎</text:p>
      <text:p text:style-name="P2"/>
      <text:h text:style-name="P16" text:outline-level="10"><text:bookmark text:name="h.7r3473mgllgu"/>1. <text:s/>アセンブラのPerlでの実装</text:h>
      <text:p text:style-name="P1"><text:s text:c="2"/><text:span text:style-name="T26">省略。『実践 コンピュータアーキテクチャ』 <text:s/>第6章のソースコードを用いた。</text:span></text:p>
      <text:h text:style-name="P16" text:outline-level="10"><text:bookmark text:name="h.3c3twdikwh9z"/>2. 簡単なアセンブルの実行とその結果</text:h>
      <text:p text:style-name="P1"><text:s text:c="2"/><text:span text:style-name="T26">1+1=2を行うため、以下のようなアセンブラを記述した。</text:span></text:p>
      <text:p text:style-name="P1"/>
      <table:table table:name="表1" table:style-name="表1">
        <table:table-column table:style-name="表1.A"/>
        <table:table-row>
          <table:table-cell table:style-name="表1.A1" office:value-type="string">
            <text:p text:style-name="P5"><text:span text:style-name="T1">addi</text:span><text:span text:style-name="T3"> </text:span><text:span text:style-name="T7">r1</text:span><text:span text:style-name="T3">, </text:span><text:span text:style-name="T7">r0</text:span><text:span text:style-name="T3">, </text:span><text:span text:style-name="T11">1</text:span></text:p>
            <text:p text:style-name="P5"><text:span text:style-name="T1">addi</text:span><text:span text:style-name="T3"> </text:span><text:span text:style-name="T7">r2</text:span><text:span text:style-name="T3">, </text:span><text:span text:style-name="T7">r1</text:span><text:span text:style-name="T3">, </text:span><text:span text:style-name="T11">1</text:span></text:p>
            <text:p text:style-name="P5"><text:span text:style-name="T18">end:</text:span><text:span text:style-name="T3"> </text:span><text:span text:style-name="T1">j</text:span><text:span text:style-name="T3"> </text:span><text:span text:style-name="T7">end</text:span></text:p>
          </table:table-cell>
        </table:table-row>
      </table:table>
      <text:p text:style-name="P1"/>
      <text:p text:style-name="P11">このアセンブラの機械語への翻訳結果は、以下の通りである。</text:p>
      <text:p text:style-name="P1"/>
      <table:table table:name="表2" table:style-name="表2">
        <table:table-column table:style-name="表2.A"/>
        <table:table-row>
          <table:table-cell table:style-name="表2.A1" office:value-type="string">
            <text:p text:style-name="P3">000001_00000_00001_0000000000000001_</text:p>
            <text:p text:style-name="P3">000001_00001_00010_0000000000000001_</text:p>
            <text:p text:style-name="P3">101000_00000000000000000000000010_</text:p>
          </table:table-cell>
        </table:table-row>
      </table:table>
      <text:h text:style-name="P16" text:outline-level="10"><text:bookmark text:name="h.bf692zk6hfc6"/>3. bgt0_subの追加</text:h>
      <text:h text:style-name="P17" text:outline-level="10"><text:bookmark text:name="h.rmwz4dqosv8x"/>3.1 命令の仕様</text:h>
      <text:p text:style-name="P11">動作は以下のように定めた。</text:p>
      <text:p text:style-name="P1"/>
      <text:p text:style-name="P1"><text:tab/>rt &lt;- rs - rt</text:p>
      <text:p text:style-name="P1"><text:tab/>if(rt &gt; 0) PC &lt;- PC + dpl else PC &lt;- PC + 1</text:p>
      <text:p text:style-name="P1"/>
      <text:p text:style-name="P8">I型命令であるから、機械語は以下のようになっている。</text:p>
      <text:p text:style-name="P1"/>
      <text:p text:style-name="P1"/>
      <text:p text:style-name="P1"/>
      <text:p text:style-name="P8">これを踏まえて、OPは36、命令名称をbgsとし、アセンブリ言語による表現は、</text:p>
      <table:table table:name="表3" table:style-name="表3">
        <table:table-column table:style-name="表3.A"/>
        <table:table-row>
          <table:table-cell table:style-name="表3.A1" office:value-type="string">
            <text:p text:style-name="P4"><text:span text:style-name="T2">bgs [rs] [rt] [jump先]</text:span></text:p>
          </table:table-cell>
        </table:table-row>
      </table:table>
      <text:p text:style-name="P11">とした。</text:p>
      <text:h text:style-name="P17" text:outline-level="10"><text:bookmark text:name="h.ui7n59x05npx"/>3.2 アセンブラの改良</text:h>
      <text:p text:style-name="P10"><text:s text:c="2"/><text:span text:style-name="T26">Perlのソースのうち機械語の出力を行うif文に、次の1行を加える。</text:span></text:p>
      <table:table table:name="表4" table:style-name="表4">
        <table:table-column table:style-name="表4.A"/>
        <table:table-row>
          <table:table-cell table:style-name="表4.A1" office:value-type="string">
            <text:p text:style-name="P6"><text:span text:style-name="T19">elsif (</text:span><text:span text:style-name="T6">$op</text:span><text:span text:style-name="T19"> </text:span><text:span text:style-name="T22">eq</text:span><text:span text:style-name="T19"> </text:span><text:span text:style-name="T23">"bgs"</text:span><text:span text:style-name="T19">){p_b(</text:span><text:span text:style-name="T9">6</text:span><text:span text:style-name="T19">,</text:span><text:span text:style-name="T9">36</text:span><text:span text:style-name="T19">); p_r2b(</text:span><text:span text:style-name="T6">$f2</text:span><text:span text:style-name="T19">, </text:span><text:span text:style-name="T6">$f3</text:span><text:span text:style-name="T19">); p_b(</text:span><text:span text:style-name="T9">16</text:span><text:span text:style-name="T19">, </text:span><text:span text:style-name="T6">$labels</text:span><text:span text:style-name="T19">{</text:span><text:span text:style-name="T6">$f4</text:span><text:span text:style-name="T19">}</text:span><text:span text:style-name="T9">-</text:span><text:span text:style-name="T6">$i</text:span><text:span text:style-name="T9">-</text:span><text:span text:style-name="T10">1</text:span><text:span text:style-name="T19">);print(</text:span><text:span text:style-name="T23">"\n"</text:span><text:span text:style-name="T19">);}</text:span></text:p>
          </table:table-cell>
        </table:table-row>
      </table:table>
      <text:p text:style-name="P14"/>
      <text:p text:style-name="Heading_20_3"><text:bookmark text:name="h.2an7utdg0bg"/>3.3 プロセッサの設計変更</text:p>
      <text:p text:style-name="P10"><text:s text:c="2"/><text:span text:style-name="T26">教科書第7章の設計を変更していく。</text:span><text:span text:style-name="T27">まず、実行（execute）モジュールの、aluに行わせる計算の種類を指定するopr_gen関数中のcase文に、以下の1行を追加する。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2"><text:span text:style-name="T8">6</text:span><text:span text:style-name="T20">'</text:span>d36<text:span text:style-name="T8">:</text:span>opr_gen <text:span text:style-name="T8">=</text:span> <text:span text:style-name="T8">5</text:span><text:span text:style-name="T20">'</text:span>d20<text:span text:style-name="T8">; </text:span><text:span text:style-name="T12">//OP=36 ならaluに20番の計算を行わせる</text:span></text:p>
          </table:table-cell>
        </table:table-row>
      </table:table>
      <text:p text:style-name="P14"/>
      <text:p text:style-name="P14"><text:span text:style-name="T27">その上で、aluの中身に、20番の計算として次の1行を追加する。</text:span></text:p>
      <table:table table:name="表6" table:style-name="表6">
        <table:table-column table:style-name="表6.A"/>
        <table:table-row>
          <table:table-cell table:style-name="表6.A1" office:value-type="string">
            <text:p text:style-name="P13"><text:span text:style-name="T8">5</text:span><text:span text:style-name="T20">'</text:span>d20<text:span text:style-name="T8">:</text:span> alu <text:span text:style-name="T8">=</text:span> operand2 <text:span text:style-name="T8">-</text:span> operand1<text:span text:style-name="T8">;</text:span> <text:span text:style-name="T8">//</text:span><text:span text:style-name="T13">20番の命令は、2番とは逆の減算</text:span></text:p>
          </table:table-cell>
        </table:table-row>
      </table:table>
      <text:p text:style-name="P15"><text:soft-page-break/><text:span text:style-name="T27">なぜ</text:span><text:span text:style-name="T28"> </text:span><text:span text:style-name="T14">5</text:span><text:span text:style-name="T21">'</text:span><text:span text:style-name="T30">d2</text:span><text:span text:style-name="T14">:</text:span><text:span text:style-name="T30"> alu </text:span><text:span text:style-name="T14">=</text:span><text:span text:style-name="T30"> operand1 </text:span><text:span text:style-name="T14">–</text:span><text:span text:style-name="T30"> operand2</text:span><text:span text:style-name="T14">; </text:span><text:span text:style-name="T4">の計算を用いないかというと、</text:span><text:span text:style-name="T5">例えばaddiなどのaluでのoperand1に代入されるのは例えばaddiなどではrsであって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0" svg:font-family="0" style:font-family-generic="roman"/>
    <style:font-face style:name="Myrica M" svg:font-family="'Myrica M'" style:font-pitch="variable"/>
    <style:font-face style:name="TakaoMincho" svg:font-family="Takao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101cm" fo:margin-right="1.101cm" fo:border="none" fo:padding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5</meta:editing-cycles>
    <dc:date>2016-07-06T20:28:41.192876166</dc:date>
    <meta:editing-duration>PT25M20S</meta:editing-duration>
    <meta:document-statistic meta:table-count="6" meta:image-count="0" meta:object-count="0" meta:page-count="2" meta:paragraph-count="31" meta:word-count="526" meta:character-count="964" meta:non-whitespace-character-count="890"/>
  </office:meta>
</office:document-meta>
</file>